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3.632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4.974cm" fo:break-before="auto" style:use-optimal-row-height="true"/>
    </style:style>
    <style:style style:name="ro8" style:family="table-row">
      <style:table-row-properties style:row-height="4.08cm" fo:break-before="auto" style:use-optimal-row-height="true"/>
    </style:style>
    <style:style style:name="ro9" style:family="table-row">
      <style:table-row-properties style:row-height="4.528cm" fo:break-before="auto" style:use-optimal-row-height="true"/>
    </style:style>
    <style:style style:name="ro10" style:family="table-row">
      <style:table-row-properties style:row-height="12.584cm" fo:break-before="auto" style:use-optimal-row-height="true"/>
    </style:style>
    <style:style style:name="ro11" style:family="table-row">
      <style:table-row-properties style:row-height="6.765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2.738cm" fo:break-before="auto" style:use-optimal-row-height="true"/>
    </style:style>
    <style:style style:name="ro14" style:family="table-row">
      <style:table-row-properties style:row-height="1.395cm" fo:break-before="auto" style:use-optimal-row-height="true"/>
    </style:style>
    <style:style style:name="ro15" style:family="table-row">
      <style:table-row-properties style:row-height="9.003cm" fo:break-before="auto" style:use-optimal-row-height="true"/>
    </style:style>
    <style:style style:name="ro16" style:family="table-row">
      <style:table-row-properties style:row-height="5.821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4.0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listaSequencial.c" table:style-name="ta1">
        <table:table-column table:style-name="co1" table:number-columns-repeated="1024" table:default-cell-style-name="ce17"/>
        <table:table-row table:style-name="ro1">
          <table:table-cell table:style-name="ce13"/>
          <table:table-cell table:style-name="ce15" office:value-type="string" calcext:value-type="string">
            <text:p>Estrutura</text:p>
          </table:table-cell>
          <table:table-cell table:style-name="ce15" office:value-type="string" calcext:value-type="string">
            <text:p>Atributos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Dúvidas</text:p>
          </table:table-cell>
          <table:table-cell/>
          <table:table-cell table:style-name="ce14" table:number-columns-repeated="3"/>
          <table:table-cell table:number-columns-repeated="1015"/>
        </table:table-row>
        <table:table-row table:style-name="ro2">
          <table:table-cell table:style-name="ce13"/>
          <table:table-cell table:style-name="ce16" office:value-type="string" calcext:value-type="string">
            <text:p>REGISTRO</text:p>
          </table:table-cell>
          <table:table-cell table:style-name="ce16" office:value-type="string" calcext:value-type="string">
            <text:p>int chave</text:p>
          </table:table-cell>
          <table:table-cell table:style-name="ce16" office:value-type="string" calcext:value-type="string">
            <text:p>Estrutura que armazena um valor inteiro e poderia armazenar outros atributos.</text:p>
          </table:table-cell>
          <table:table-cell table:style-name="ce16" office:value-type="string" calcext:value-type="string">
            <text:p>-</text:p>
          </table:table-cell>
          <table:table-cell/>
          <table:table-cell table:style-name="ce14" table:number-columns-repeated="3"/>
          <table:table-cell table:number-columns-repeated="1015"/>
        </table:table-row>
        <table:table-row table:style-name="ro3">
          <table:table-cell table:style-name="ce13"/>
          <table:table-cell table:style-name="ce16" office:value-type="string" calcext:value-type="string">
            <text:p>LISTA</text:p>
          </table:table-cell>
          <table:table-cell table:style-name="ce16" office:value-type="string" calcext:value-type="string">
            <text:p>REGISTRO A[MAX+1],</text:p>
            <text:p>int nroElem</text:p>
          </table:table-cell>
          <table:table-cell table:style-name="ce16" office:value-type="string" calcext:value-type="string">
            <text:p>A lista contém um vetor de REGISTRO com tamanho definido com base em um número máximo +1, e um inteiro que diz quantos elementos a lista possui.</text:p>
          </table:table-cell>
          <table:table-cell table:style-name="ce16" office:value-type="string" calcext:value-type="string">
            <text:p>-</text:p>
          </table:table-cell>
          <table:table-cell/>
          <table:table-cell table:style-name="ce14" table:number-columns-repeated="3"/>
          <table:table-cell table:number-columns-repeated="1015"/>
        </table:table-row>
        <table:table-row table:style-name="ro4">
          <table:table-cell table:style-name="ce14" table:number-columns-repeated="3"/>
          <table:table-cell table:style-name="ce16"/>
          <table:table-cell table:style-name="ce14"/>
          <table:table-cell table:number-columns-repeated="1019"/>
        </table:table-row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 função apenas faz com que nroElem da lista seja 0, basicamente inicializando a lista vazi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exibi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Imprime todos os valores dentro da lista em uma só linha. Se a lista está vazia imprime Lista: " "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int tamanho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l-&gt;nroElem</text:p>
          </table:table-cell>
          <table:table-cell table:style-name="ce16" office:value-type="string" calcext:value-type="string">
            <text:p>Função que retorna o número de elementos válidos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6" office:value-type="string" calcext:value-type="string">
            <text:p>int tamanhoEmBytes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sizeof(LISTA)</text:p>
          </table:table-cell>
          <table:table-cell table:style-name="ce16" office:value-type="string" calcext:value-type="string">
            <text:p>Função que retorna o tamanho em bytes ocupado pela lista na memória, o que não depende do numero de elementos na lista, mas do tamanho do vetor A pois a alocação de memória é estatica (aumentando em 1 o tamanho de A o programa indica que o tamanho aumentou de 208 para 212, indicando que um inteiro ocupa 4 bytes na memória)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TIPOCHAVE primeiroElem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l→A[0].chave Se a lista possui ao menos um elemento</text:p>
            <text:p/>
            <text:p>-1 Se a lista estiver vazia</text:p>
          </table:table-cell>
          <table:table-cell table:style-name="ce16" office:value-type="string" calcext:value-type="string">
            <text:p>Retorna o valor de chave dentro do primeiro elemento da lista ou retorna -1, indicando um err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TIPOCHAVE ultimoElem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l→A[l→nroElem-1].chave Se a lista não estiver vazia</text:p>
            <text:p/>
            <text:p>-1 Caso contrário</text:p>
          </table:table-cell>
          <table:table-cell table:style-name="ce16" office:value-type="string" calcext:value-type="string">
            <text:p>Similar à ultima função essa retorna a chave do ultimo elemento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6">
          <table:table-cell table:style-name="ce16" office:value-type="string" calcext:value-type="string">
            <text:p>TIPOCHAVE enesimoElem</text:p>
          </table:table-cell>
          <table:table-cell table:style-name="ce16" office:value-type="string" calcext:value-type="string">
            <text:p>LISTA* l, int n</text:p>
          </table:table-cell>
          <table:table-cell table:style-name="ce16" office:value-type="string" calcext:value-type="string">
            <text:p>l-&gt;A[n].chave Se tiver sucesso</text:p>
            <text:p/>
            <text:p>-1 Caso contrário</text:p>
          </table:table-cell>
          <table:table-cell table:style-name="ce16" office:value-type="string" calcext:value-type="string">
            <text:p>Essa função também retorna uma chave dentro da lista, no caso a chave na n-ésima posição definida pelo usuário. A diferença para as anteriores é que aqui a função precisa verificar não só se a lista está ou não vazia mas também se n não é maior do que nroElem, pois caso contrário estaria pedindo um elemento fora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re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Faz exatamente a mesma coisa que inicializarLista, basicamente esvaziando 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7">
          <table:table-cell table:style-name="ce16" office:value-type="string" calcext:value-type="string">
            <text:p>bool inserirElemLista</text:p>
          </table:table-cell>
          <table:table-cell table:style-name="ce16" office:value-type="string" calcext:value-type="string">
            <text:p>LISTA* l, REGISTRO reg, int i</text:p>
          </table:table-cell>
          <table:table-cell table:style-name="ce16" office:value-type="string" calcext:value-type="string">
            <text:p>true Se o elemento for inserido com sucesso</text:p>
            <text:p/>
            <text:p>false Se houver erro</text:p>
          </table:table-cell>
          <table:table-cell table:style-name="ce16" office:value-type="string" calcext:value-type="string">
            <text:p>Primeiramente verifica se a lista ainda tem espaço, se a posição desejada (i) é um número natural e se i não é <text:s/>maior que nroElem (pois isso deixaria um espaço vazio entre o penúltimo e o ultimo elemento da lista). Se todas as condições anteriores forem falsas, então o programa começa uma iteração a partir do próximo elemento vazio da lista que copia o registro anterior na próxima posição diminuindo até chegar na i-ésima posição. l-&gt;A[i] recebe o registro desejado e nroElem da lista recebe um incremento de 1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int buscaSequencial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int i A posição da chave caso seja encontrada na lista</text:p>
            <text:p/>
            <text:p>-1 Caso contrário</text:p>
          </table:table-cell>
          <table:table-cell table:style-name="ce16" office:value-type="string" calcext:value-type="string">
            <text:p>O programa não ordena a lista automaticamente, então a busca por elementos deve ser sequencial. Essa função percorre o vetor A verificando se existe uma chave igual a indicada no argumento. Ele apenas verifica a existência de tal chave e retorna sua posição, note que ele não verifica se existem outras chaves iguais pois a iteração é interrompida assim que a primeira chave é encontrad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bool excluirElemList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true Se o elemento for excluído com sucesso</text:p>
            <text:p/>
            <text:p>false Se o elemento não existir na lista</text:p>
          </table:table-cell>
          <table:table-cell table:style-name="ce16" office:value-type="string" calcext:value-type="string">
            <text:p>A função começa chamando buscaSequencial para verificar se o elemento a ser removido da lista existe. Se ele existir é iniciado um loop que começa a partir da posição i da chave a ser eliminada e copia a chave da próxima posição até chegar ao ultimo elemento e ao fim nroElem diminui em 1. Novamente, como buscaSequencial não verifica se há outras chaves iguais essa função só vai eliminar a primeira chave encontrad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9">
          <table:table-cell table:style-name="ce16" office:value-type="string" calcext:value-type="string">
            <text:p>int buscaSentinel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int i A posição de uma chave na lista que é igual à sentinela</text:p>
            <text:p/>
            <text:p>-1 Caso não seja encontrada uma chave igual à sentinela</text:p>
          </table:table-cell>
          <table:table-cell table:style-name="ce16" office:value-type="string" calcext:value-type="string">
            <text:p>Primeiro o programa define um valor da chave para sentinela na posição seguinte ao ultimo elemento da lista (espaço esse que não é contabilizado como elemento válido). Depois ele faz uma varredura com uma lógica um pouco diferente das anteriores mas que na prática faz a mesma coisa, incrementando um inteiro i e verificando se l-&gt;A[i].chave é diferente da chave da sentinela. Se i passar de nroElem-1 significa que i chegou na sentinela e portanto nenhuma chave foi encontrada.</text:p>
          </table:table-cell>
          <table:table-cell table:style-name="ce16" office:value-type="string" calcext:value-type="string">
            <text:p>Não entendi o que exatamente é a sentinela e para que ela serve. </text:p>
            <text:p>*Após ler os slides da aula 4 acho que ficou um pouco mais clara a implementação do sentinela, mas ainda não compreendi qual a real vantagem de se fazer a busca dessa forma. Os slides falam sobre a ideia de fazer apenas uma comparação por iteração ao invés de duas, mas eu não entendi essa parte.</text:p>
          </table:table-cell>
          <table:table-cell table:number-columns-repeated="1019"/>
        </table:table-row>
        <table:table-row table:style-name="ro10">
          <table:table-cell table:style-name="ce16" office:value-type="string" calcext:value-type="string">
            <text:p>int main</text:p>
          </table:table-cell>
          <table:table-cell table:style-name="ce16" office:value-type="string" calcext:value-type="string">
            <text:p>Todos os métodos e structs no escopo global do program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<text:span text:style-name="T1">É aqui que o programa vai chamar a maioria das funções. Primeiro é declarada uma struct lista do tipo LISTA que é inicializada com inicializarLista (vale notar que as funções foram declaradas esperando um ponteiro como argumento mas como lista não é ponteiro utilizamos seu endereço com &amp;lista para o programa rodar), em seguida ele exibe a lista que no caso ainda está vazia e imprime o numero de elementos (0) e o tamanho da lista em bytes (208 como já discutido anteriormente). Então é declarada uma struct reg do tipo REGISTRO que recebe alguns valores em sua chave que vão sendo inseridos na lista em diversas posições que demonstram que a função inserirElemLista está funcionado corretamente (movendo o 4 e 1 para colocar o 12 na 3ª posição por exemplo). Ele então mostra que o numero de elementos agora é 5 e que o tamanho ocupado na memória não mudou. Então o programa procura pela chave 4 usando tanto buscaSequencial quanto buscaSentinela e mostra que ela está na posição 3. Logo depois ele chama a função de excluir elementos para as chaves 4, 8 e 9 e imprime uma mensagem para aquelas que são excluídas com sucesso (4 e 9), exibe-se então </text:span><text:span text:style-name="T2">a lista agora com os elementos 3 12 1, o numero de elementos 3 e o tamanho na memória. Por fim a lista é reinicializada e exibe os mesmos valores que exibia no inicio do programa.</text:span></text:p>
          </table:table-cell>
          <table:table-cell table:style-name="ce16" office:value-type="string" calcext:value-type="string">
            <text:p>Uma dúvida quanto à sintaxe do int main: Porque não precisamos escrever os argumentos de main e porque alguns códigos usam main (void)?</text:p>
          </table:table-cell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SequencialOrdenada.c" table:style-name="ta1">
        <table:table-column table:style-name="co1" table:number-columns-repeated="1024" table:default-cell-style-name="ce17"/>
        <table:table-row table:style-name="ro1">
          <table:table-cell table:style-name="ce18"/>
          <table:table-cell table:style-name="ce15" office:value-type="string" calcext:value-type="string">
            <text:p>Estrutura</text:p>
          </table:table-cell>
          <table:table-cell table:style-name="ce15" office:value-type="string" calcext:value-type="string">
            <text:p>Atributos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16" office:value-type="string" calcext:value-type="string">
            <text:p>REGISTRO</text:p>
          </table:table-cell>
          <table:table-cell table:style-name="ce16" office:value-type="string" calcext:value-type="string">
            <text:p>int chave</text:p>
          </table:table-cell>
          <table:table-cell table:style-name="ce16" office:value-type="string" calcext:value-type="string">
            <text:p>Estrutura que armazena um valor inteiro e poderia armazenar outros atributo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8"/>
          <table:table-cell table:style-name="ce16" office:value-type="string" calcext:value-type="string">
            <text:p>LISTA</text:p>
          </table:table-cell>
          <table:table-cell table:style-name="ce16" office:value-type="string" calcext:value-type="string">
            <text:p>REGISTRO A[MAX+1],</text:p>
            <text:p>int nroElem</text:p>
          </table:table-cell>
          <table:table-cell table:style-name="ce16" office:value-type="string" calcext:value-type="string">
            <text:p>A lista contém um vetor de REGISTRO com tamanho definido com base em um número máximo +1, e um inteiro que diz quantos elementos a lista possui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int buscaSentinelaOrdenad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int i A posição de uma chave na lista que é igual à sentinela</text:p>
            <text:p/>
            <text:p>-1 Caso não seja encontrada uma chave igual à sentinela</text:p>
          </table:table-cell>
          <table:table-cell table:style-name="ce16" office:value-type="string" calcext:value-type="string">
            <text:p>Aqui a lógica é um pouco diferente da usada na lista não ordenada. Como ordenamos os itens da lista em ordem crescente só precisamos fazer a iteração verficando que a chave em cada posição não é maior do que a chave sentinela. Depois verificamos se i chegou à sentinela ou se a chave na posição que parou é diferente da sentinela, se as duas forem negativas significa que encontramos o elemento desejado.</text:p>
          </table:table-cell>
          <table:table-cell table:style-name="ce16" office:value-type="string" calcext:value-type="string">
            <text:p>Novamente a duvida é se seria necessário realmente atribuir esse valor sentinela no espaço extra do vetor.</text:p>
          </table:table-cell>
          <table:table-cell table:number-columns-repeated="1019"/>
        </table:table-row>
        <table:table-row table:style-name="ro11">
          <table:table-cell table:style-name="ce16" office:value-type="string" calcext:value-type="string">
            <text:p>int buscaBinari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int meio A posição da chave desejada</text:p>
            <text:p/>
            <text:p>-1 Caso ela não exista</text:p>
          </table:table-cell>
          <table:table-cell table:style-name="ce16" office:value-type="string" calcext:value-type="string">
            <text:p><text:span text:style-name="T1">Essa função funciona diminuindo o intervalo a ser percorrido a cada iteração, definindo os limites da busca como o primeiro e ultimo elemento da lista (e definindo o loop para parar se esq e dir coincidirem),</text:span> a princípio usamos o meio para verificar a mediana do intervalo, se l-&gt;A[meio].chave == ch significa que já encontramos a chave desejada, caso contrário mudamos o intervalo: trazendo esq para a posição seguinte a meio se a chave no meio for menor que ch ou trazendo dir para a posição anterior ao meio caso seja maior. Lembrando que esse algoritmo parte do pressuposto que a lista está ordenada em ordem crescente e não funciona da forma correta caso contrári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bool excluirElemListaOrd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true Se o elemento for eliminado com sucesso</text:p>
            <text:p/>
            <text:p>false Caso contrário</text:p>
          </table:table-cell>
          <table:table-cell table:style-name="ce16" office:value-type="string" calcext:value-type="string">
            <text:p>Aqui já vemos a vantagem em usar a lista ordenada pois só é preciso trocar buscaSequencial por buscaBinária e a partir daí começar a mover elementos para eliminar o indesejad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9">
          <table:table-cell table:style-name="ce16" office:value-type="string" calcext:value-type="string">
            <text:p>bool inserirElemListaOrd</text:p>
          </table:table-cell>
          <table:table-cell table:style-name="ce16" office:value-type="string" calcext:value-type="string">
            <text:p>LISTA* l, REGISTRO reg</text:p>
          </table:table-cell>
          <table:table-cell table:style-name="ce16" office:value-type="string" calcext:value-type="string">
            <text:p>true Se o elemento for inserido com sucesso</text:p>
            <text:p/>
            <text:p>false Se a lista estiver no limite</text:p>
          </table:table-cell>
          <table:table-cell table:style-name="ce16" office:value-type="string" calcext:value-type="string">
            <text:p>Primeiro é verificada se a lista não está cheia. Se ainda houver espaço usamos o int pos para receber a próxima posição disponível e percorrer a lista do ultimo elemento pra trás procurando a posição em que reg.chave deve ser inserida (enquanto pos &gt; 0 e enquanto a chave na posição pos-1 for maior que reg.chave copiamos l-&gt;A[pos-1] em l-&gt;A[pos] e diminuimos pos em 1). Encontrada a posição correta registramos reg.chave nela e incrementamos nroElem.</text:p>
          </table:table-cell>
          <table:table-cell table:style-name="ce16" office:value-type="string" calcext:value-type="string">
            <text:p>Porque usamos a condicional nroElem &gt;= MAX? O código foi implementado de maneira que nroElem só recebe incrementos até o MAX então não seria necessário verificar apenas se ele é igual a MAX?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bool inserirElemListaOrdSemDup</text:p>
          </table:table-cell>
          <table:table-cell table:style-name="ce16" office:value-type="string" calcext:value-type="string">
            <text:p>LISTA* l, REGISTRO reg</text:p>
          </table:table-cell>
          <table:table-cell table:style-name="ce16" office:value-type="string" calcext:value-type="string">
            <text:p>true Se o elemento for inserido com sucesso</text:p>
            <text:p/>
            <text:p>false Se a lista estiver no limite ou se o elemento já existir na lista</text:p>
          </table:table-cell>
          <table:table-cell table:style-name="ce16" office:value-type="string" calcext:value-type="string">
            <text:p>A unica diferença desse pro anterior é que é chamada a função buscaBinária antes da inserção para verificar se o número já existe, impossibilitando duplicatas n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int main</text:p>
          </table:table-cell>
          <table:table-cell table:style-name="ce16" office:value-type="string" calcext:value-type="string">
            <text:p>Todos os métodos e structs no escopo global do program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O início é parecido com o main do programa anterior, mas usamos inserirElemListaOrd dessa vez para criar uma lista ordenada, o que é verificado com exibirLista. Depois são usadas 3 formas diferentes de buscar elementos, a sequencial, a sentinela e a ordenada, que retornam a mesma posição para chave 4. E por fim os elementos 4 e 9 são removidos de novo e a lista é reiniciad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Ligada.c" table:style-name="ta1">
        <table:table-column table:style-name="co1" table:number-columns-repeated="1024" table:default-cell-style-name="ce17"/>
        <table:table-row table:style-name="ro1">
          <table:table-cell table:style-name="ce18"/>
          <table:table-cell table:style-name="ce15" office:value-type="string" calcext:value-type="string">
            <text:p>Estrutura</text:p>
          </table:table-cell>
          <table:table-cell table:style-name="ce15" office:value-type="string" calcext:value-type="string">
            <text:p>Atributos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2">
          <table:table-cell table:style-name="ce18"/>
          <table:table-cell table:style-name="ce16" office:value-type="string" calcext:value-type="string">
            <text:p>REGISTRO</text:p>
          </table:table-cell>
          <table:table-cell table:style-name="ce16" office:value-type="string" calcext:value-type="string">
            <text:p>int chave</text:p>
          </table:table-cell>
          <table:table-cell table:style-name="ce16" office:value-type="string" calcext:value-type="string">
            <text:p>Estrutura que armazena um valor inteiro e poderia armazenar outros atributo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8"/>
          <table:table-cell table:style-name="ce16" office:value-type="string" calcext:value-type="string">
            <text:p>ELEMENTO</text:p>
          </table:table-cell>
          <table:table-cell table:style-name="ce16" office:value-type="string" calcext:value-type="string">
            <text:p>REGISTRO reg, int prox</text:p>
          </table:table-cell>
          <table:table-cell table:style-name="ce16" office:value-type="string" calcext:value-type="string">
            <text:p>Estrutura para cada um dos elementos da lista que guarda uma estrutura REGISTRO (que seria o conteúdo de cada elemento) e um inteiro prox que indica a posição do próximo elemento no arranjo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8"/>
          <table:table-cell table:style-name="ce16" office:value-type="string" calcext:value-type="string">
            <text:p>LISTA</text:p>
          </table:table-cell>
          <table:table-cell table:style-name="ce16" office:value-type="string" calcext:value-type="string">
            <text:p>ELEMENTO A[MAX], int inicio, int dispo</text:p>
          </table:table-cell>
          <table:table-cell table:style-name="ce16" office:value-type="string" calcext:value-type="string">
            <text:p>A lista em si contém um arranjo de elementos, um inteiro que indica a posição do elemento no início da lista (o menor se for ordenada) e um inteiro que indica a próxima posição disponível no arranjo para realizar inserção de dado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void 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 lista é inicializada com o inicio recebendo -1, para que a lista seja esvaziada e dispo recebe 0 para que a inserção de dados começe da posição 0 do arranjo. Em seguida é chamado um loop que parte da posição 0 do arranjo e diz que o próximo de cada elemento recebe a próxima posição no arranjo até o penúltimo elemento. Chegando no ultimo, seu próximo recebe -1 indicando que não há nenhum espaço além dele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void exibi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Simplesmente imprime os elementos com um loop iniciado com i = l-&gt;inicio cuja condição é while(i != INVÁLIDO) e com i recebendo a posição do próximo elemento da lista a cada iteração, ou seja o loop não inicia se a lista estiver vazia e ele para ao chegar no ultimo elemento válid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int tamanho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int tam O tamanho da lista</text:p>
          </table:table-cell>
          <table:table-cell table:style-name="ce16" office:value-type="string" calcext:value-type="string">
            <text:p>Essa função percorre a lista da mesma forma que a anterior só adicionando uma linha que incrementa tam a cada iteraçã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int buscaSeq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int i A posição da chave desejada se existir</text:p>
            <text:p/>
            <text:p>-1 Caso contrário</text:p>
          </table:table-cell>
          <table:table-cell table:style-name="ce16" office:value-type="string" calcext:value-type="string">
            <text:p>Percorre a lista da mesma forma verificando se a chave em cada posição é a procurada e retorna i caso tenha sucesso. Caso o loop termine significa que a lista chegou ao fim e a chave não foi encontrad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6" office:value-type="string" calcext:value-type="string">
            <text:p>int obterNo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resultado O primeiro indíce disponível da lista</text:p>
          </table:table-cell>
          <table:table-cell table:style-name="ce16" office:value-type="string" calcext:value-type="string">
            <text:p>A função devolve o primeiro nó disponível e faz com que l-&gt;dispo = l-&gt;A[l-&gt;dispo].prox ou seja dizendo que o primeiro disponível agora é o próximo.</text:p>
          </table:table-cell>
          <table:table-cell table:style-name="ce16" office:value-type="string" calcext:value-type="string">
            <text:p><text:span text:style-name="T1">Antes de mudar l-&gt;dispo a função verifica se ele não é inválido (se a lista já não está cheia), só que quando chamamos obterNo em inserirElemListaOrd e inserirElemListaOrd2</text:span>, é verificado se a lista está cheia antes. Isso não seria redundante? Se sim não seria melhor fazer a verificação de lista cheia apenas no começo de obterNo fazendo com que ele retorne INVÁLIDO para otimizar a lógica?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void devolverNo</text:p>
          </table:table-cell>
          <table:table-cell table:style-name="ce16" office:value-type="string" calcext:value-type="string">
            <text:p>LISTA* l, int j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Essa função faz com que a posição usada como argumento (int j) seja a nova primeira posição disponivel da lista de forma que a posição j não fique inutilizável após a remoção de um elemento n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5">
          <table:table-cell table:style-name="ce16" office:value-type="string" calcext:value-type="string">
            <text:p>bool excluirElemList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true Se o elemento indesejado for removido com sucesso</text:p>
            <text:p/>
            <text:p>false Caso contrário</text:p>
          </table:table-cell>
          <table:table-cell table:style-name="ce16" office:value-type="string" calcext:value-type="string">
            <text:p>Nessa função são necessários dois inteiros, um pra marcar a posição do elemento anterior ao que será removido e um para percorrer a lista à procura da chave a ser deletada. O while agora tem mais uma condição que é de que a chave do elemento a cada posição deve ser menor que a que está sendo procurada, e a cada iteração ant e i vão para suas próximas posições (i e l-&gt;A[i].prox respectivamente). Se i for INVÁLIDO (lista vazia ou ultimo elemento) ou se a chave na posição que i parou não for a desejada o programa retorna false. Se ant=INVÁLIDO isso significa que o elemento está no início da lista (não é preciso verificar se sua chave é a desejada pois isso já foi feito na linha acima no código) então é só fazer com que o segundo elemento da lista seja o primeiro com l-&gt;inicio = l-&gt;A[i].prox. Se não for nenhum dos casos acima fazemos com que o próximo ao anterior de i aponte para o próximo de i e devolvemos a posição i à lista de endereços disponíveis com devolverN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6">
          <table:table-cell table:style-name="ce16" office:value-type="string" calcext:value-type="string">
            <text:p>int buscaSeqExc</text:p>
          </table:table-cell>
          <table:table-cell table:style-name="ce16" office:value-type="string" calcext:value-type="string">
            <text:p>TIPOCHAVE ch, LISTA* l, int *ant</text:p>
          </table:table-cell>
          <table:table-cell table:style-name="ce16" office:value-type="string" calcext:value-type="string">
            <text:p>int i A posição do elemento procurado caso seja encontrado</text:p>
            <text:p/>
            <text:p>-1 Caso contrário</text:p>
            <text:p/>
            <text:p>int *ant O endereço com o índice do elemento anterior ao que era buscado</text:p>
          </table:table-cell>
          <table:table-cell table:style-name="ce18" office:value-type="string" calcext:value-type="string">
            <text:p><text:span text:style-name="T3">A função percorre a lista da mesma forma que </text:span><text:span text:style-name="T4">excluirElemLista, mas ela só retorna i se tiver encontrado a chave procurada em alguma posição válida (i != INVALIDO) &amp;&amp; (l-&gt;A[i].reg.chave == ch). O interessante dessa função é que pelo que eu entendi ela na verdade tem dois propósitos: a de funcionar como a buscaSeq, procurando por alguma chave; e de retornar uma posição na variável int *ant (declarada como argumento justamente para esse propósito) para ser usada para inserir e excluir elementos no lugar certo (lógica parecida com um insertion sort).</text:span></text:p>
          </table:table-cell>
          <table:table-cell table:style-name="ce16" office:value-type="string" calcext:value-type="string">
            <text:p>Não entendi porque ant teve que ser declarado como um ponteiro pra inteiro (troquei ant para um int no código todo para testar e ele foi compilado sem problemas). Também queria saber se teria como fazer a função retornar dois valores int i e int *ant, pois isso acabaria com a necessidade de usar ant como argumento e não uma variável dentro do escopo da função.</text:p>
            <text:p/>
            <text:p>**Entendi depois da aula</text:p>
          </table:table-cell>
          <table:table-cell table:number-columns-repeated="1019"/>
        </table:table-row>
        <table:table-row table:style-name="ro8">
          <table:table-cell table:style-name="ce16" office:value-type="string" calcext:value-type="string">
            <text:p>bool excluirElemLista2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true Se o elemento indesejado for removido com sucesso</text:p>
            <text:p/>
            <text:p>false Caso contrário</text:p>
          </table:table-cell>
          <table:table-cell table:style-name="ce16" office:value-type="string" calcext:value-type="string">
            <text:p>Esse usa a função buscaSeqExc para encontrar o indice do elemento a ser excluido. Mesma lógica da outra função de excluir, se buscaSeqExc retornou -1 então ch não existe na lista e não pode ser excluida portanto; se ant=-1 então o loop nem foi iniciado e portanto a posição a ser eliminada é a primeira da lista; e se buscaSeqExc e ant forem diferentes de -1 ele exclui o elemento e devolve seu nó a lista de disponívei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oid re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inicializar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bool inserirElemListaOrd</text:p>
          </table:table-cell>
          <table:table-cell table:style-name="ce16" office:value-type="string" calcext:value-type="string">
            <text:p>LISTA* l, REGISTRO reg</text:p>
          </table:table-cell>
          <table:table-cell table:style-name="ce16" office:value-type="string" calcext:value-type="string">
            <text:p>true Se o elemento for inserido com sucesso</text:p>
            <text:p/>
            <text:p>false Se a lista estiver no limite ou se o elemento já estiver na lista</text:p>
          </table:table-cell>
          <table:table-cell table:style-name="ce16" office:value-type="string" calcext:value-type="string">
            <text:p>Verifica se a chave pode ser inserida e procura a posição anterior a ela com buscaSeqExc, então procura por um espaço disponível para inserir a chave com obterNo. Então é feita a verificação se o novo elemento será o primeiro da lista ou não e arruma os próximos de acord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bool inserirElemListaOrd2</text:p>
          </table:table-cell>
          <table:table-cell table:style-name="ce16" office:value-type="string" calcext:value-type="string">
            <text:p>LISTA* l, REGISTRO reg</text:p>
          </table:table-cell>
          <table:table-cell table:style-name="ce16" office:value-type="string" calcext:value-type="string">
            <text:p>true Se o elemento for inserido com sucesso</text:p>
            <text:p/>
            <text:p>false Se a lista estiver no limite ou se o elemento já estiver na lista</text:p>
          </table:table-cell>
          <table:table-cell table:style-name="ce16" office:value-type="string" calcext:value-type="string">
            <text:p>A inserção é feita da mesma forma que na função anterior, com a diferença de que ela não chama buscaSeqExc pra encontrar a posição certa de inserção, implementando uma lógica idêntica em seu lugar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saListaLigadaInterativo.c" table:style-name="ta1">
        <table:table-column table:style-name="co1" table:number-columns-repeated="1024" table:default-cell-style-name="ce17"/>
        <table:table-row table:style-name="ro17">
          <table:table-cell table:style-name="ce18" office:value-type="string" calcext:value-type="string">
            <text:p>*Não consegui chamar a lista estática como uma biblioteca pra esse código então só joguei as funções dela pra dentro dele pra conseguir compilar</text:p>
          </table:table-cell>
          <table:table-cell office:value-type="string" calcext:value-type="string">
            <text:p>**Consegui compilar depois de colocar os códigos em uma mesma pasta separada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void inser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ede para que o usuário insira um número inteiro (chave) e chama a função inserirElemListaOrd para registrar um novo elemento na lista, imprimindo uma mensagem diferente caso a execução tenha sucesso ou nã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void exclu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ede para que o usuário insira um número inteiro (chave) e chama a função excluirElemLista para excluir a chave desejada da lista e mostrar uma mensagem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oid exib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exibir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meuLog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Imprime as informações sobre tamanho e tamanhoEmBytes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help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Mostra o que cada botão faz e quais funções eles chamam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destru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Reinicializa a lista e mostra a mensagem "Lista zerada."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int main</text:p>
          </table:table-cell>
          <table:table-cell table:style-name="ce16" office:value-type="string" calcext:value-type="string">
            <text:p>Todos os métodos e structs no escopo global do program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Declara uma lista do tipo LISTA, e inicializa ela. Então chama help para indicar ao usuário quais são as possibilidades dentro do programa e cria um char que espera por um input do usuário para decidir qual vai ser a função a ser chamada no programa com um switch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xemploDoisRetornos.c" table:style-name="ta1">
        <table:table-column table:style-name="co1" table:number-columns-repeated="1024" table:default-cell-style-name="ce17"/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int funcaoQuadradoCubo </text:p>
          </table:table-cell>
          <table:table-cell table:style-name="ce16" office:value-type="string" calcext:value-type="string">
            <text:p>int x, int* y</text:p>
          </table:table-cell>
          <table:table-cell table:style-name="ce16" office:value-type="string" calcext:value-type="string">
            <text:p>x*x</text:p>
          </table:table-cell>
          <table:table-cell table:style-name="ce16" office:value-type="string" calcext:value-type="string">
            <text:p>Função que recebe dois valores, um número que vai ser elevado ao quadrado e um endereço de memória que vai receber o cubo desse numero x. Essa lógica de retornar dois valores diferentes com uma mesma função é a mesma usada em buscaSeqExc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5">
          <table:table-cell table:style-name="ce16" office:value-type="string" calcext:value-type="string">
            <text:p>int main</text:p>
          </table:table-cell>
          <table:table-cell table:style-name="ce16" office:value-type="string" calcext:value-type="string">
            <text:p>Todos os métodos e structs no escopo global do program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Cria um inteiro a inicializado com 3, um inteiro cubo que vai receber o valor que a funcaoQuadradoCubo vai retornar usando seu endereço de memória e um int quadrado que recebe o resultado de funcaoQuadradoCubo(a, &amp;cubo). No fim a mensagem que o programa imprime mostra que as variáveis receberam os valores corretos "valor: 3; valor ao quadrado: 9; valor ao cubo: 27"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LigadaD.c" table:style-name="ta1">
        <table:table-column table:style-name="co1" table:number-columns-repeated="1024" table:default-cell-style-name="ce17"/>
        <table:table-row table:style-name="ro1">
          <table:table-cell/>
          <table:table-cell table:style-name="ce15" office:value-type="string" calcext:value-type="string">
            <text:p>Estrutura</text:p>
          </table:table-cell>
          <table:table-cell table:style-name="ce15" office:value-type="string" calcext:value-type="string">
            <text:p>Atributos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REGISTRO</text:p>
          </table:table-cell>
          <table:table-cell table:style-name="ce16" office:value-type="string" calcext:value-type="string">
            <text:p>int chave</text:p>
          </table:table-cell>
          <table:table-cell table:style-name="ce16" office:value-type="string" calcext:value-type="string">
            <text:p>Estrutura que armazena um valor inteiro e poderia armazenar outros atributo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/>
          <table:table-cell table:style-name="ce16" office:value-type="string" calcext:value-type="string">
            <text:p>ELEMENTO</text:p>
          </table:table-cell>
          <table:table-cell table:style-name="ce16" office:value-type="string" calcext:value-type="string">
            <text:p>REGISTRO reg, struct tempRegistro* prox</text:p>
          </table:table-cell>
          <table:table-cell table:style-name="ce16" office:value-type="string" calcext:value-type="string">
            <text:p><text:span text:style-name="T1">Estrutura para cada um dos elementos da lista que guarda uma estrutura REGISTRO (que seria o conteúdo de cada elemento) e uma estrutura de ponteiro para tempRegistro (ELEMENTO) </text:span>que aponta para o endereço de memória do próximo elemento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/>
          <table:table-cell table:style-name="ce16" office:value-type="string" calcext:value-type="string">
            <text:p>LISTA</text:p>
          </table:table-cell>
          <table:table-cell table:style-name="ce16" office:value-type="string" calcext:value-type="string">
            <text:p>PONT inicio</text:p>
          </table:table-cell>
          <table:table-cell table:style-name="ce16" office:value-type="string" calcext:value-type="string">
            <text:p>A lista nesse caso só precisa conter um ponteiro para o primeiro ELEMENTO pois a alocação de memória nessa implementação é dinâmic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oid 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Faz com que inicio aponte para um enderço nul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void exibi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Mesma lógica aplicada anteriormente de percorrer a lista inteira até que o ponteiro que aponta para o próximo elemento seja um enderço nul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int tamanho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int tam O tamanho da lista</text:p>
          </table:table-cell>
          <table:table-cell table:style-name="ce16" office:value-type="string" calcext:value-type="string">
            <text:p>Essa função percorre a lista da mesma forma que a anterior só adicionando uma linha que incrementa tam a cada iteraçã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int tamanhoEmBytes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(tamanho(l)*sizeof(ELEMENTO))+sizeof(LISTA)</text:p>
          </table:table-cell>
          <table:table-cell table:style-name="ce16" office:value-type="string" calcext:value-type="string">
            <text:p>Multiplica o tamanho em bytes dos elementos pela quantidade de elementos da lista e soma com o tamanho do ponteiro que aponta para o primeiro item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PONT buscaSequencial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PONT pos Endereço da chave encontrada</text:p>
            <text:p/>
            <text:p>null Caso contrário</text:p>
          </table:table-cell>
          <table:table-cell table:style-name="ce16" office:value-type="string" calcext:value-type="string">
            <text:p>Percorre a lista da mesma forma verificando a cada iteração se a chave na posição é a procurad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PONT buscaSeqOrd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PONT atual Endereço da chave encontrada</text:p>
            <text:p/>
            <text:p>null Caso contrário</text:p>
          </table:table-cell>
          <table:table-cell table:style-name="ce16" office:value-type="string" calcext:value-type="string">
            <text:p>Percorre a lista também enquanto o endereço for válido e enquanto pos-&gt;reg.chave for menor que ch (lista ordenada). Mesma lógica utilizada na versão estática do códig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PONT buscaSeqExc</text:p>
          </table:table-cell>
          <table:table-cell table:style-name="ce16" office:value-type="string" calcext:value-type="string">
            <text:p>LISTA* l, TIPOCHAVE ch, PONT* ant</text:p>
          </table:table-cell>
          <table:table-cell table:style-name="ce16" office:value-type="string" calcext:value-type="string">
            <text:p>PONT atual Endereço da chave encontrada</text:p>
            <text:p/>
            <text:p>null Caso contrário</text:p>
            <text:p/>
            <text:p>PONT ant O endereço anterior a chave procurada</text:p>
          </table:table-cell>
          <table:table-cell office:value-type="string" calcext:value-type="string">
            <text:p>Novamente a lógica é a mesma utilizada anteriormente mas ao invés de índices para posições em um arranjo teremos ponteiros para ELEMENT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bool excluirElemList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true Se o elemento indesejado for removido com sucesso</text:p>
            <text:p/>
            <text:p>false Caso contrário</text:p>
          </table:table-cell>
          <table:table-cell table:style-name="ce16" office:value-type="string" calcext:value-type="string">
            <text:p>A lógica é a mesma usada na lista ligada estática mas com a diferença de termos de usar a função free, ao invés de devolverNo, por usarmos alocação dinâmic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void re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qui não é possível só chamar a função inicializarLista como foi feito anteriormente, pois o compilador de C não faz a liberação das memórias automáticamente. Usamos então um ponteiro auxiliar para percorrer a lista e liberar as memórias uma a uma.</text:p>
          </table:table-cell>
          <table:table-cell table:style-name="ce16" office:value-type="string" calcext:value-type="string">
            <text:p>Porque é preciso fazer l-&gt;inicio = NULL depois do loop, sendo que o endereço de memória de início já foi liberado?</text:p>
          </table:table-cell>
          <table:table-cell table:number-columns-repeated="1019"/>
        </table:table-row>
        <table:table-row table:style-name="ro18">
          <table:table-cell table:style-name="ce16" office:value-type="string" calcext:value-type="string">
            <text:p>bool inserirElemListaOrd</text:p>
          </table:table-cell>
          <table:table-cell table:style-name="ce16" office:value-type="string" calcext:value-type="string">
            <text:p>LISTA* l, REGISTRO reg</text:p>
          </table:table-cell>
          <table:table-cell table:style-name="ce16" office:value-type="string" calcext:value-type="string">
            <text:p><text:span text:style-name="T1">true Se o elemento for inserido com sucesso</text:span></text:p>
            <text:p/>
            <text:p><text:span text:style-name="T1">false Se o elemento já estiver na lista</text:span></text:p>
          </table:table-cell>
          <table:table-cell table:style-name="ce16" office:value-type="string" calcext:value-type="string">
            <text:p>Aqui não há limitação de tamanho então só é preciso verificar se o elemento já está na lista com buscaSeqExc != null. Como buscaSeqExc já retorna o endereço do elemento anterior só é preciso alocar memória para o novo elemento da lista usando malloc, inserindo o novo registro nessa memória e fazendo os ponteiros próximos apontarem para os elementos certos assim como foi feito anteriormente.</text:p>
          </table:table-cell>
          <table:table-cell table:style-name="ce16" office:value-type="string" calcext:value-type="string">
            <text:p>Eu ainda não entendi o que é o cast e como ele funciona. No caso i = (PONT) malloc(sizeof(ELEMENTO)) foi utilizado.</text:p>
            <text:p/>
            <text:p>**Anotado em dúvidas gerais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PONT retornarPrimeiro</text:p>
          </table:table-cell>
          <table:table-cell table:style-name="ce16" office:value-type="string" calcext:value-type="string">
            <text:p>LISTA* l, TIPOCHAVE *ch</text:p>
          </table:table-cell>
          <table:table-cell table:style-name="ce16" office:value-type="string" calcext:value-type="string">
            <text:p>l-&gt;inicio O endereço do primeiro item</text:p>
            <text:p/>
            <text:p>l-&gt;inicio-&gt;reg.chave A chave do primeiro elemento se a lista não estiver vazia</text:p>
          </table:table-cell>
          <table:table-cell table:style-name="ce16" office:value-type="string" calcext:value-type="string">
            <text:p>Basicamente retorna esses dois dados usando a lógica de dois retornos para funçã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PONT retornarUltimo</text:p>
          </table:table-cell>
          <table:table-cell table:style-name="ce16" office:value-type="string" calcext:value-type="string">
            <text:p>LISTA* l, TIPOCHAVE *ch</text:p>
          </table:table-cell>
          <table:table-cell table:style-name="ce16" office:value-type="string" calcext:value-type="string">
            <text:p>PONT ultimo O endereço do ultimo item</text:p>
            <text:p/>
            <text:p>null Caso a lista esteja vazia</text:p>
            <text:p/>
            <text:p>ultimo-&gt;reg.chave A chave do ultimo elemento</text:p>
          </table:table-cell>
          <table:table-cell table:style-name="ce16" office:value-type="string" calcext:value-type="string">
            <text:p>Verifica se a lista não está vazia e então também retorna dois dado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saListaLigadaInterativoD.c" table:style-name="ta1">
        <table:table-column table:style-name="co1" table:number-columns-repeated="1024" table:default-cell-style-name="ce17"/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oid inser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Mesma lógica de usaListaLigadaInterativ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void busca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rocura uma chave inserida pelo usuário com buscaSeqOrd e imprime seu endereço junto de uma mensagem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exibirPrimeiro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retornarPrimeiro e imprime seu endereço e chave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exibirUltimo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retornarUltimo e imprime seu endereço e chave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exclu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Exclui o elemento com a chave inserida pelo usuário usando excluirElem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oid exib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exibir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meuLog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Imprime as informações sobre tamanho e tamanhoEmBytes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help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Mostra o que cada botão faz e quais funções eles chamam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destru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Reinicializa a lista e mostra a mensagem "Lista zerada."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int main</text:p>
          </table:table-cell>
          <table:table-cell table:style-name="ce16" office:value-type="string" calcext:value-type="string">
            <text:p>Todos os métodos e structs no escopo global do program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Declara uma lista do tipo LISTA, e inicializa ela. Então chama help para indicar ao usuário quais são as possibilidades dentro do programa e cria um char que espera por um input do usuário para decidir qual vai ser a função a ser chamada no programa com um switch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listaLigadaCabCirc.c" table:style-name="ta1">
        <table:table-column table:style-name="co1" table:number-columns-repeated="1024" table:default-cell-style-name="ce17"/>
        <table:table-row table:style-name="ro1">
          <table:table-cell/>
          <table:table-cell table:style-name="ce15" office:value-type="string" calcext:value-type="string">
            <text:p>Estrutura</text:p>
          </table:table-cell>
          <table:table-cell table:style-name="ce15" office:value-type="string" calcext:value-type="string">
            <text:p>Atributos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2">
          <table:table-cell/>
          <table:table-cell table:style-name="ce16" office:value-type="string" calcext:value-type="string">
            <text:p>REGISTRO</text:p>
          </table:table-cell>
          <table:table-cell table:style-name="ce16" office:value-type="string" calcext:value-type="string">
            <text:p>int chave</text:p>
          </table:table-cell>
          <table:table-cell table:style-name="ce16" office:value-type="string" calcext:value-type="string">
            <text:p>Estrutura que armazena um valor inteiro e poderia armazenar outros atributo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/>
          <table:table-cell table:style-name="ce16" office:value-type="string" calcext:value-type="string">
            <text:p>ELEMENTO</text:p>
          </table:table-cell>
          <table:table-cell table:style-name="ce16" office:value-type="string" calcext:value-type="string">
            <text:p>REGISTRO reg, struct tempRegistro* prox</text:p>
          </table:table-cell>
          <table:table-cell table:style-name="ce16" office:value-type="string" calcext:value-type="string">
            <text:p><text:span text:style-name="T1">Estrutura para cada um dos elementos da lista que guarda uma estrutura REGISTRO (que seria o conteúdo de cada elemento) e uma estrutura de ponteiro para tempRegistro (ELEMENTO) </text:span>que aponta para o endereço de memória do próximo elemento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/>
          <table:table-cell table:style-name="ce16" office:value-type="string" calcext:value-type="string">
            <text:p>LISTA</text:p>
          </table:table-cell>
          <table:table-cell table:style-name="ce16" office:value-type="string" calcext:value-type="string">
            <text:p>PONT cabeca</text:p>
          </table:table-cell>
          <table:table-cell table:style-name="ce16" office:value-type="string" calcext:value-type="string">
            <text:p>A lista nesse caso só precisa conter um ponteiro para o ELEMENTO cabeça pois a alocação de memória nessa implementação é dinâmic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6"/>
          <table:table-cell table:number-columns-repeated="1020"/>
        </table:table-row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void 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loca um espaço na memória para o elemento cabeça e faz com que seu próximo aponte para ele mesm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void exibi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ercorre a lista a partir do próximo do cabeça (primeiro elemento válido) e imprime sua chave enquanto não voltar ao cabeç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int tamanho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int tam O tamanho da lista</text:p>
          </table:table-cell>
          <table:table-cell table:style-name="ce16" office:value-type="string" calcext:value-type="string">
            <text:p>Essa função percorre a lista da mesma forma que a anterior só adicionando uma linha que incrementa tam a cada iteraçã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int tamanhoEmBytes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((tamanho(l)+1)*sizeof(ELEMENTO))+sizeof(LISTA)</text:p>
          </table:table-cell>
          <table:table-cell table:style-name="ce16" office:value-type="string" calcext:value-type="string">
            <text:p>Multiplica o tamanho em bytes dos elementos pela quantidade de elementos da lista e soma com o tamanho do ponteiro que aponta para o primeiro item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PONT buscaSentinel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PONT pos Endereço da chave encontrada</text:p>
            <text:p/>
            <text:p>null Caso contrário</text:p>
          </table:table-cell>
          <table:table-cell table:style-name="ce16" office:value-type="string" calcext:value-type="string">
            <text:p>Percorre a lista verificando a cada iteração se a chave na posição é a procurada. Ao fim do loop só temos duas possibilidades, ou encontramos a chave ou encontramos o sentinela (cabeça)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PONT buscaSentinelaOrd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PONT pos Endereço da chave encontrada</text:p>
            <text:p/>
            <text:p>null Caso contrário</text:p>
          </table:table-cell>
          <table:table-cell table:style-name="ce16" office:value-type="string" calcext:value-type="string">
            <text:p>Percorre a lista também enquanto pos-&gt;reg.chave for menor que ch (lista ordenada)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PONT buscaSeqExc</text:p>
          </table:table-cell>
          <table:table-cell table:style-name="ce16" office:value-type="string" calcext:value-type="string">
            <text:p>LISTA* l, TIPOCHAVE ch, PONT* ant</text:p>
          </table:table-cell>
          <table:table-cell table:style-name="ce16" office:value-type="string" calcext:value-type="string">
            <text:p>PONT pos Endereço da chave encontrada</text:p>
            <text:p/>
            <text:p>null Caso contrário</text:p>
            <text:p/>
            <text:p>PONT ant O endereço anterior a chave procurada</text:p>
          </table:table-cell>
          <table:table-cell office:value-type="string" calcext:value-type="string">
            <text:p>Mesma lógica usada no código anterior mas usando agora o cabeça como sentinela, eliminando a necessidade de verificar a cada iteração se o endereço de pos é válid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bool excluirElemLista</text:p>
          </table:table-cell>
          <table:table-cell table:style-name="ce16" office:value-type="string" calcext:value-type="string">
            <text:p>LISTA* l, TIPOCHAVE ch</text:p>
          </table:table-cell>
          <table:table-cell table:style-name="ce16" office:value-type="string" calcext:value-type="string">
            <text:p>true Se o elemento indesejado for removido com sucesso</text:p>
            <text:p/>
            <text:p>false Caso contrário</text:p>
          </table:table-cell>
          <table:table-cell table:style-name="ce16" office:value-type="string" calcext:value-type="string">
            <text:p>A lógica é a mesma usada na lista ligada dinâmica com a diferença de que como temos uma lista circular não é necessário fazer a verificação extra if (ant == NULL) l-&gt;inicio = i-&gt;prox, pois além de ant nunca ser nulo, não mantemos guardado o endereço do início, mas sim do cabeç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void reinicializarLista</text:p>
          </table:table-cell>
          <table:table-cell table:style-name="ce16" office:value-type="string" calcext:value-type="string">
            <text:p>LISTA* 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Apagamos as memórias da mesma forma que fizemos anteriormente e fazemos o próximo do cabeça apontar para si mesmo no final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bool inserirElemListaOrd</text:p>
          </table:table-cell>
          <table:table-cell table:style-name="ce16" office:value-type="string" calcext:value-type="string">
            <text:p>LISTA* l, REGISTRO reg</text:p>
          </table:table-cell>
          <table:table-cell table:style-name="ce16" office:value-type="string" calcext:value-type="string">
            <text:p><text:span text:style-name="T1">true Se o elemento for inserido com sucesso</text:span></text:p>
            <text:p/>
            <text:p><text:span text:style-name="T1">false Se o elemento já estiver na lista</text:span></text:p>
          </table:table-cell>
          <table:table-cell table:style-name="ce16" office:value-type="string" calcext:value-type="string">
            <text:p>Assim como excluirElemLista, não precisamos checar se o elemento vai ficar na primeira posição pois a lista é circular.</text:p>
          </table:table-cell>
          <table:table-cell table:style-name="ce16" office:value-type="string" calcext:value-type="string">
            <text:p>Mesma dúvida anterior sobre o cast.</text:p>
          </table:table-cell>
          <table:table-cell table:number-columns-repeated="1019"/>
        </table:table-row>
        <table:table-row table:style-name="ro3">
          <table:table-cell table:style-name="ce16" office:value-type="string" calcext:value-type="string">
            <text:p>PONT retornarPrimeiro</text:p>
          </table:table-cell>
          <table:table-cell table:style-name="ce16" office:value-type="string" calcext:value-type="string">
            <text:p>LISTA* l, TIPOCHAVE *ch</text:p>
          </table:table-cell>
          <table:table-cell table:style-name="ce16" office:value-type="string" calcext:value-type="string">
            <text:p>l-&gt;cabeca-&gt;prox O endereço do primeiro item</text:p>
            <text:p/>
            <text:p>l-&gt;cabeca-&gt;prox-&gt;reg.chave A chave do primeiro elemento se a lista não estiver vazia</text:p>
          </table:table-cell>
          <table:table-cell table:style-name="ce16" office:value-type="string" calcext:value-type="string">
            <text:p>Basicamente retorna esses dois dados usando a lógica de dois retornos para funçã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2">
          <table:table-cell table:style-name="ce16" office:value-type="string" calcext:value-type="string">
            <text:p>PONT retornarUltimo</text:p>
          </table:table-cell>
          <table:table-cell table:style-name="ce16" office:value-type="string" calcext:value-type="string">
            <text:p>LISTA* l, TIPOCHAVE *ch</text:p>
          </table:table-cell>
          <table:table-cell table:style-name="ce16" office:value-type="string" calcext:value-type="string">
            <text:p>PONT ultimo O endereço do ultimo item</text:p>
            <text:p/>
            <text:p>null Caso a lista esteja vazia</text:p>
            <text:p/>
            <text:p>ultimo-&gt;reg.chave A chave do ultimo elemento</text:p>
          </table:table-cell>
          <table:table-cell table:style-name="ce16" office:value-type="string" calcext:value-type="string">
            <text:p>Verifica se a lista não está vazia e então também retorna dois dados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saListaLigadaInterativoCC.c" table:style-name="ta1">
        <table:table-column table:style-name="co1" table:number-columns-repeated="1024" table:default-cell-style-name="ce17"/>
        <table:table-row table:style-name="ro1">
          <table:table-cell table:style-name="ce15" office:value-type="string" calcext:value-type="string">
            <text:p>Método</text:p>
          </table:table-cell>
          <table:table-cell table:style-name="ce15" office:value-type="string" calcext:value-type="string">
            <text:p>Parâmetros</text:p>
          </table:table-cell>
          <table:table-cell table:style-name="ce15" office:value-type="string" calcext:value-type="string">
            <text:p>Retorno</text:p>
          </table:table-cell>
          <table:table-cell table:style-name="ce15" office:value-type="string" calcext:value-type="string">
            <text:p>Descrição/Comentário</text:p>
          </table:table-cell>
          <table:table-cell table:style-name="ce15" office:value-type="string" calcext:value-type="string">
            <text:p>Dúvidas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oid inser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Mesma lógica de usaListaLigadaInterativo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4">
          <table:table-cell table:style-name="ce16" office:value-type="string" calcext:value-type="string">
            <text:p>void busca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rocura uma chave inserida pelo usuário com buscaSentinela e imprime seu endereço junto de uma mensagem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exibirPrimeiro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retornarPrimeiro e imprime seu endereço e chave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exibirUltimo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retornarUltimo e imprime seu endereço e chave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exclu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Exclui o elemento com a chave inserida pelo usuário usando excluirElem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void exib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Chama exibir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meuLog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Imprime as informações sobre tamanho e tamanhoEmBytes da lista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help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Mostra o que cada botão faz e quais funções eles chamam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2">
          <table:table-cell table:style-name="ce16" office:value-type="string" calcext:value-type="string">
            <text:p>void destruir</text:p>
          </table:table-cell>
          <table:table-cell table:style-name="ce16" office:value-type="string" calcext:value-type="string">
            <text:p>LISTA *l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Reinicializa a lista e mostra a mensagem "Lista zerada."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13">
          <table:table-cell table:style-name="ce16" office:value-type="string" calcext:value-type="string">
            <text:p>int main</text:p>
          </table:table-cell>
          <table:table-cell table:style-name="ce16" office:value-type="string" calcext:value-type="string">
            <text:p>Todos os métodos e structs no escopo global do programa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Declara uma lista do tipo LISTA, e inicializa ela. Então chama help para indicar ao usuário quais são as possibilidades dentro do programa e cria um char que espera por um input do usuário para decidir qual vai ser a função a ser chamada no programa com um switch.</text:p>
          </table:table-cell>
          <table:table-cell table:style-name="ce16" office:value-type="string" calcext:value-type="string">
            <text:p>-</text:p>
          </table:table-cell>
          <table:table-cell table:number-columns-repeated="1019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2:35:16.1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11T12:39:07.508000000</dc:date>
    <meta:editing-duration>PT4H32M43S</meta:editing-duration>
    <meta:editing-cycles>37</meta:editing-cycles>
    <meta:document-statistic meta:table-count="9" meta:cell-count="539" meta:object-count="0"/>
  </office:meta>
</office:document-meta>
</file>